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$Dict.$B$30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D$7:$Dict.$D$30])" table:allow-empty-cell="true" table:display-list="unsorted" table:base-cell-address="Template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1" table:default-cell-style-name="Default"/>
        <table:table-column table:style-name="co2" table:default-cell-style-name="ce10"/>
        <table:table-column table:style-name="co1" table:default-cell-style-name="Default"/>
        <table:table-column table:style-name="co1" table:default-cell-style-name="ce10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9" office:value-type="string" calcext:value-type="string">
            <text:p>RqTarget values</text:p>
          </table:table-cell>
          <table:table-cell/>
          <table:table-cell table:style-name="ce9" office:value-type="string" calcext:value-type="string">
            <text:p>RqStatus values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Draft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Stable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Approved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Included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Validated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Rejected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Erased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RqZombi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mplat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19"/>
          <table:table-cell table:style-name="ce23" table:formula="of:=IF(LEN([.B3])&gt;0;HYPERLINK(CONCATENATE([$Dict.$C$3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/>
          <table:table-cell table:style-name="ce51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/>
          <table:table-cell table:style-name="ce5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/>
          <table:table-cell table:style-name="ce51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2" table:content-validation-name="val4"/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200">
            <calcext:condition calcext:apply-style-name="Chapter" calcext:value="formula-is(AND(LEN([.$F3])&gt;0;LEN([.$G3])=0)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0:54:09.152272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5896ab1714085361c45cf540f76f60673dd96a72</meta:generator>
    <meta:initial-creator/>
    <meta:creation-date>2015-06-05T18:19:34Z</meta:creation-date>
    <dc:date>2019-07-08T10:54:24.655986438</dc:date>
    <meta:editing-duration>PT6H2M6S</meta:editing-duration>
    <meta:editing-cycles>100</meta:editing-cycles>
    <meta:document-statistic meta:table-count="3" meta:cell-count="1027" meta:object-count="0"/>
    <meta:user-defined meta:name=""/>
  </office:meta>
</office:document-meta>
</file>